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353cm" loext:contextual-spacing="false" fo:line-height="100%" fo:text-align="justify" style:justify-single-word="false"/>
    </style:style>
    <style:style style:name="P2" style:family="paragraph" style:parent-style-name="Standard">
      <style:paragraph-properties fo:margin-top="0cm" fo:margin-bottom="0.353cm" loext:contextual-spacing="false" fo:line-height="100%" fo:text-align="center" style:justify-single-word="false"/>
      <style:text-properties fo:font-size="12pt" style:font-size-asian="12pt" style:font-size-complex="12pt"/>
    </style:style>
    <style:style style:name="P3" style:family="paragraph" style:parent-style-name="Standard">
      <style:paragraph-properties fo:margin-top="0cm" fo:margin-bottom="0.353cm" loext:contextual-spacing="false" fo:line-height="100%" fo:text-align="justify" style:justify-single-word="false"/>
      <style:text-properties fo:font-size="12pt" style:font-size-asian="12pt" style:font-size-complex="12pt"/>
    </style:style>
    <style:style style:name="P4" style:family="paragraph" style:parent-style-name="Standard" style:master-page-name="Standard">
      <style:paragraph-properties fo:margin-top="0cm" fo:margin-bottom="0.353cm" loext:contextual-spacing="false" fo:line-height="100%" fo:text-align="center" style:justify-single-word="false" style:page-number="1"/>
      <style:text-properties fo:font-size="18pt" style:font-size-asian="18pt" style:font-size-complex="18pt"/>
    </style:style>
    <style:style style:name="P5" style:family="paragraph" style:parent-style-name="Standard">
      <style:paragraph-properties fo:margin-top="0cm" fo:margin-bottom="0.353cm" loext:contextual-spacing="false" fo:line-height="100%" fo:text-align="center" style:justify-single-word="false"/>
      <style:text-properties fo:font-size="12pt" style:font-size-asian="12pt" style:font-size-complex="12pt"/>
    </style:style>
    <style:style style:name="P6" style:family="paragraph" style:parent-style-name="Standard">
      <style:paragraph-properties fo:margin-top="0cm" fo:margin-bottom="0.353cm" loext:contextual-spacing="false" fo:line-height="100%" fo:text-align="justify" style:justify-single-word="false"/>
      <style:text-properties fo:font-size="12pt" style:font-size-asian="12pt" style:font-size-complex="12pt"/>
    </style:style>
    <style:style style:name="P7" style:family="paragraph" style:parent-style-name="Standard">
      <style:paragraph-properties fo:margin-top="0cm" fo:margin-bottom="0.353cm" loext:contextual-spacing="false" fo:line-height="100%" fo:text-align="justify" style:justify-single-word="false"/>
      <style:text-properties fo:font-size="12pt" fo:font-style="italic" style:font-size-asian="12pt" style:font-style-asian="italic" style:font-size-complex="12pt"/>
    </style:style>
    <style:style style:name="T1" style:family="text">
      <style:text-properties fo:font-size="12pt" style:font-size-asian="12pt" style:font-size-complex="12pt"/>
    </style:style>
    <style:style style:name="T2" style:family="text">
      <style:text-properties fo:color="#1155cc" fo:font-size="12pt" style:text-underline-style="solid" style:text-underline-width="auto" style:text-underline-color="font-color"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yły sobie fanfiki</text:p>
      <text:p text:style-name="P2">Odcinek 3 – 2013/2014: Złoty wiek</text:p>
      <text:p text:style-name="P2"/>
      <text:p text:style-name="P7">Witajcie, drodzy czytelnicy! Ponieważ ten numer naszego pisma jest numerem podwójnym, najnowszy odcinek mojego cyklu także będzie powiększony. Przyjrzymy się dokładnie historii fanfikowego półświatka w latach 2013 i 2014 – prawdopodobnie najbardziej owocujących w opowiadania w naszym fandomie. Nie ma co przedłużać, pora zaczynać!</text:p>
      <text:p text:style-name="P3">Nadchodziły ciekawe czasy. Aktualizacje fanfików na FGE, które pojawiały się już w poprzednim roku, acz niezbyt często, teraz stały się chlebem powszednim (a przynajmniej na pewien czas). Każdy kolejny tydzień przynosił ze sobą kupę nowych rozdziałów fanfików. Tak wiele opowiadań, a tak mało czasu na ich przeczytanie… Coraz częściej fiki pojawiały się także w dziale opowiadań na MLPPolska, gdzie władzę objął chyba wszystkim dobrze znany Dolar84, który z miejsca przystąpił do zaprowadzania porządku. Rozpocząć się miał czas miecza i łopaty…</text:p>
      <text:p text:style-name="P3">Na polskiej scenie fanfikowej robiło się coraz tłoczniej. Lata 2013-2014 obfitowały w debiutantów. Cahan opublikowała swoje pierwsze fiki, m. in. „Cień Nocy” i już wtedy nie szczędziła jadziku. Ylthin podzieliła się z fandomową publiką chociażby „Cydrami” czy „Bez Przyszłości” (choć szkoda, że część jej dzieł ostatnio przepadła). Gandzia napisał „Si deus nobiscum” i „Ad maiorem dei gloriam”, znane też jako Kozacy. Markiz wystartował ze swoim „Kanclerzem”. Spidi stworzył chociażby wychwalany „Żelazny Księżyc”, choć naprawdę sławny miał się stać później, gdy zacznie pisać coś o wiele dłuższego… Swój początek miała też wtedy przygoda fandomowych czytelników z „Wiedźmą” od Zodiaka. Verlax próbował zawojować zarówno polską, jak i anglojęzyczną scenę fanfikową. Spod pióra Hoffmana zaczęły wychodzić monumentalne „Kresy”. Bester połączył światy kucyków i ludzi w „Save me”, co, wnioskując po ocenach, skończyło się powodzeniem, a nie jest to łatwa sztuka. To tylko wycinek listy tych wszystkich nowych wtedy fanfikopisarzy. Jest tego jeszcze trochę: Baffling, Foley, Alcyone, Cygnus, Irwin, Triste Cordis, OneTwo… Długo by tak ich wszystkich wymieniać, lecz trochę dalej pojawią się jeszcze wzmianki o paru z nich, których fanfiki są po dziś dzień godne zainteresowania.</text:p>
      <text:p text:style-name="P3">Ale doświadczeni pisarze też nie ustępowali pola. Tostu kontynuował pisanie „Smoczych Łez”, które jednak wbrew tagowi [Neverending Story] skończyły się wreszcie na siedemdziesiątym dziewiątym rozdziale i odtąd przez długi czas dzierżyły tytuł najdłuższego fanfika w polskim fandomie. Niedługo potem autor zabrał się za tworzenie „Przymierza” z akcją osadzoną w uniwersum swego poprzedniego fanfika. Alberich wydawał kolejne dzieła, chociażby „Poszukiwaczy Ścieżek” czy też „Opowieść o Szklanej Kuli”, która podbiła serca fandomowych czytelników. Także ci, którzy wcześniej głównie zajmowali się tłumaczeniami, dawali się ponieść kreatywności i zaczęli tworzyć własne dzieła – na ten przykład Dolar rozpoczął pisanie „Aleo he Polis” i „Progressio ex machina”, a Poulsen zabrał się za „Efekt Magii” i „Plasterek Życia”. Niklas zabrał się za „Pie Killera” – nowszą i lepszą wersję jednego ze swych pierwszych opowiadań. Kredke kontynuował „Wieczną Wojnę”, a także losy bohaterów swej „Legendarnej Przygody”, później „Legendarnej Reaktywacji” na łamach FGE. Psoras swoim „Moja Mała Dashie: Reloaded” pokazał, <text:soft-page-break/>że tę wyświechtaną historię da się opowiedzieć w o wiele lepszy sposób. A potem… potem nastał „Equetrip” i nic już nie było takie samo. </text:p>
      <text:p text:style-name="P3">Mówiliśmy już o dziełach dobrych, ale w latach 2013 i 2014 publikacji doczekały się też te historycznie… ehem… słabe, delikatnie mówiąc, które jednak także miały zapisać się w historii polskiej sceny fanfikowej. Nicków autorów nie będę wymieniał, lecz wzmianki o tych opowiadaniach pojawią się, celem wypełnienia kronikarskiego obowiązku. Czytelnicy mieli styczność chociażby z „Najpiękniejszą z Najpiękniejszych”, która ponadto okazała się plagiatem i z hukiem wyleciała z FGE i forum. „Takifugu” to przykład tego, jak niezamierzenie stworzyć randomową komedię. „Czarny pegaz”, w którym pojawił się Dark Momentum (w tym momencie pojawiają się wybuchy w tle). I było jeszcze parę innych, z którymi wiążą się ciekawe historie. Rzeczonymi fikami odpowiednio zajęła się krytyka, a autorzy dalej próbowali swoich sił, z lepszym bądź gorszym skutkiem.</text:p>
      <text:p text:style-name="P3">Uniwersum TCB póki co trzymało się jako tako. Kolejne opowiadania osadzone w tym świecie publikowane były także na powstałym wcześniej forum Biur, które było dziełem ludzi tworzących „Pracę wspólną”. Przez pewien czas kontynuowane było pisanie rzeczonego dzieła, lecz wskutek pewnych sporów w zespole autorów fanfik, będący jedną z lokomotyw Biur Adaptacyjnych w naszym kraju, został koniec końców porzucony (acz nadal związane były z nim pewne burze, o czym można się przekonać, czytając komentarze). Biurowych opowiadań wciąż jednak jeszcze przybywało. Ghatorr kontynuował „Lazarusa”, tworzył kolejne „Czterogodzinki” i ponadto spod piór jego i Gandzi wyszła jedna z najlepszych komedii ze świata TCB – „Kucyk orła nie pokona”. Powstało parę odłamów „Pracy wspólnej” stworzonych przez jej pisarzy, np. „Azyl” od MaxyBlacka i „Podróż” entera24. Z ciekawszych <text:s/>polskich fików z uniwersum Biur można wymienić jeszcze choćby „Warsztaty Przyjaźni” napisane przez Soliego czy też jeszcze wtedy kontynuowanego przez Ngagemana „Orła Białego”. Na język polski przetłumaczono parę anglojęzycznych opowiadań, m. in. „Letters from Home” autorstwa znanej i (nie)lubianej Chatoyance. </text:p>
      <text:p text:style-name="P3">Translatorski półświatek także miał się coraz lepiej. Fandomowi tłumacze kontynuowali wcześniej rozpoczęte projekty, np. „Fallouta”, „Crysisa” czy „Past Sins”, lecz podejmowali się też i nowych. Dolar zaczął przekładać na język polski kolejne opowiadania należące do światowej czołówki: „Background Pony” autorstwa Shortskirtsa i serię Winningverse. aTOM przetłumaczył kupę ciekawych jednostrzałów, wśród nich m. in.: „Five Hundred Little Murders”, „Wielką Drakę o Motyla” czy „Nosflutteratu”. W języku polskim pojawił się kolejny Opadowy fanfik – chodzi tu o „Fallout Equestria: Project Horizons”, jeden z najdłuższych fików w światowym fandomie. Przekładu tego giganta podjął się Kingofhills, pomagający też przy tłumaczeniu podstawy. Airlick, skończywszy jeden większy projekt – „Equestria: Total War”, zabrał się za kolejny – „Flight of the Alicorn”. Coraz to kolejni broniacze próbowali swoich sił w tłumaczeniu dłuższych i krótszych dzieł, z lepszym, bądź gorszym skutkiem. Wszystko to, oczywiście, ku uciesze spragnionej kontentu fandomowej publiki, wśród której znajdowały się jednostki niezbyt dobrze znające język angielski, dla których tłumaczenie któregoś z dzieł z Zachodu było wybawieniem.</text:p>
      <text:p text:style-name="P3">Na FGE Kredke kontynuował Mojego Małego Fanfika, cieszącego się jeszcze pewnym zainteresowaniem. Właśnie tam objawiły się kolejne perełki. Nika stworzyła „Ten świat sprzed lat”, o niepowtarzalnym, magicznym klimacie. Spod pióra Malvagia <text:soft-page-break/>wyszły świetne „Księżniczki”, które jednak w tej samej edycji przyćmiła prawdziwa bomba – „Pszczoły” od Madeleine, z miejsca uznane za genialne. Jak się miało okazać w późniejszym czasie, nie tylko w MMF żadne opowiadanie nie mogło się z nimi równać… Pisarze przeze mnie wymienieni oczywiście nie spoczęli na laurach i dalej sobie radośnie (i z kolejnymi sukcesami) tworzyli. Dzięki tej blogowej inicjatywie rzesze autorów mogły się rozwijać, co w przyszłości miało przynieść dobre owoce.</text:p>
      <text:p text:style-name="P3">Forum także nie próżnowało i tak oto zaczęto regularnie organizować konkursy literackie, zarówno w dziale fanfików, jak i poza nim. Największym prestiżem oczywiście cieszyły się (i nadal cieszą) te organizowane przez Dolara. Wśród konkursowych dzieł także udało się znaleźć parę perełek, na ten przykład „A gdybym był Złym Lordem” od Ylthin (które to opowiadanie, choć genialne, wcale nie zwyciężyło) czy „Sąd nad Sędzią” napisany przez Sakkitę. Próbowano wprowadzić pojedynki pisarskie pod nazwą „Wśród szczęku piór”. Ten interesujący pomysł spotkał się na początku z pewnym zainteresowaniem, lecz pierwsze trzy pojedynki okazały się niewypałami, dlatego też pomysł został ostatecznie zarzucony i po dziś dzień nie doczekał się reaktywacji. Niemniej jednak te wszystkie konkursy można w ogólnym rozrachunku uznać za duży sukces – dzięki nim kolejni debiutanci mogli liczyć na recenzje swojej twórczości i dobre rady na przyszłość.</text:p>
      <text:p text:style-name="P3">W 2013 r. polski fandom doczekał się wreszcie własnego odpowiednika FIMFiction – mowa tu o MLPFiction, stworzonym przez Skysplita, jednego z adminów na MLPPolska. Nowy serwis spotkał się oczywiście z dużym zainteresowaniem, acz nie zaszkodził pozycji FGE i forum, gdzie wciąż publikowane były fanfiki. Strona, choć ciągle ulepszana i wzbogacana o nowe funkcjonalności zbliżające ją do amerykańskiego pierwowzoru, nadal nie posiadała jeszcze stabilnej wersji, przez co zdarzały się bugi i problemy techniczne. Użytkownicy wyczekiwali nowej poprawionej wersji MLPFiction, jednakże, jak się później okaże, los serwisu nie jawił się w jasnych barwach...</text:p>
      <text:p text:style-name="P3">Przybywało ludzi, którzy dzielili się swoją miłością do fanowskich opowiadań i wychodzili z coraz to kolejnymi inicjatywami. Recenzje fanfików zaczęły ukazywać się w kolejnych fandomowych magazynach: w „Manezette”, a później w powstałym z połączenia tegoż i „Brohoofa” „Equestria Times”, które to ukazuje się po dziś dzień. Na łamach zinów pojawiły się też cykle artykułów dla fanfikopisarzy: „Sekrety Wieży Zegarowej” od Albericha i „Cahan uczy i bawi”, którego autorki nie trzeba chyba przedstawiać. Na FGE swoimi recenzjami zaczął dzielić się Mordecz w swej serii „Buldożerem przez fanfiki”. Tam też, po paru latach styczności z literackim półświatkiem, Kredke sformułował Fanfikowe Prawa. Oczywiście, więcej opowiadań to także więcej Kwiatków. Na dobre działał już w fandomie Misiek200m, lektor fanfików, którego pewnie część z was kojarzy. Verlax ogłosił powstanie „The Polish Writers Society” – grupy na FIMFiction dedykowanej polskim fanfikopisarzom, a także opublikował przydatny poradnik dotyczący tego, jak pisać fanfiki po angielsku. Znaleźli się także odważni i chętni do zorganizowania pierwszych książkowych wydań fanowskich opowiadań w naszym kraju, wśród nich np. Sun, który zajął się drukiem tłumaczeń „Past Sins” i „Antropologii”. </text:p>
      <text:p text:style-name="P3">Postanowiono też w końcu ostatecznie rozstrzygnąć kwestię tego, które fanfiki są najlepsze. Uroczyście wystartowały Fanfikowe Oskary. Przez jury przewinęli się Dolar, Kredke, Cahan, Gandzia, Irwin, Madeleine i Alberich – śmietanka fandomowego pisarstwa. Inicjatywa spotkała się z dużym odzewem i tak oto jurorzy <text:soft-page-break/>musieli zmierzyć się z masą nominacji we wszystkich dwunastu kategoriach (od ogólnych, takich jak najlepszy oneshot czy najlepsze tłumaczenie ukończone, po bardziej szczegółowe, m. in. najlepsza fabuła czy najlepsza kreacja postaci). Polski fandom pokazał, że czyta i to w dużych ilościach. Zgłoszone dzieła to pełen przekrój naszej rodzimej sceny fanfikowej z tego czasu – od krótkich, konkursowych jednostrzałów, po kolubryny takie jak „Smocze Łzy”; od spokojnych „plasterków życia” po tętniące akcją przygodówki i opowiadania wojenne (a jak się miało później okazać, od przejawów geniuszu po totalny chłam, ale póki co nie uprzedzajmy faktów). Oczywiście, przeczytanie tych wszystkich nominowanych fanfików było zajęciem, lekko mówiąc, dosyć czasochłonnym, dlatego na wyniki przyszło nam trochę poczekać...</text:p>
      <text:p text:style-name="P3">A na zakończenie, tak jako ciekawostka, coś z gatunku „prawda jest lepsza od fikcji”, choć też wiąże się z fanfikami. Gdzieś tak pod koniec 2014 r. Stowarzyszenie Tribrony wydało w internecie antologię „Na ostrzu iluzji” z utworami pięciu pisarzy: Spidiego, Omegi, Magnata, Flutterpony’ego i Malvagia. Coś jeszcze ciekawszego jednak wydarzyło się w temacie rzeczonej antologii na MLPPolska. Nie chcę wam odbierać niespodzianki, dlatego szczerze polecam przejrzeć te wszystkie posty. Nie regulujcie ekranów; to, co przeczytacie, jest w stu procentach autentyczne. Takiego plot twistu to ze świecą szukać.</text:p>
      <text:p text:style-name="P3">Tym oto sposobem doszliśmy do końca tego dłuższego niż zwykle odcinka. Nie ma co, lata 2013 i 2014 to był piękny czas dla polskiego fanfikopisarstwa. Za miesiąc przejdziemy do roku 2015, który to miał okazać się przełomowy dla literackiego półświatka fandomu. Sprawdzimy, czy ten przypadkiem nie złapał zadyszki po tak obfitym w opowiadania okresie. Jeżeli nie wspomniałem o czymś według was ważnym, bądź też macie jakieś wspomnienia związane z fanfikami w opisywanym przeze mnie okresie, to piszcie o tym w komentarzach. Chętnie wysłucham wszystkiego, co macie mi do powiedzenia – a nuż w przyszłości wykorzystam zdobyte wiadomości. Z tego miejsca chciałbym także zaprosić was na cykl dyskusji „Były sobie fanfiki…” w Klubie Konesera Polskiego Fanfika, podczas których można będzie pogadać w luźniejszej atmosferze o tym wszystkim, co poruszyłem w artykułach. Trzymajcie się ciepło i do zobaczenia w kolejnym numerze!</text:p>
      <text:p text:style-name="P3"/>
      <text:p text:style-name="P3">Grafiki:</text:p>
      <text:p text:style-name="P3">1 – baner) taki jak ostatnio</text:p>
      <text:p text:style-name="P1"><text:span text:style-name="T1">2) </text:span><text:a xlink:type="simple" xlink:href="https://www.deviantart.com/mlp-scribbles/art/Rainbow-Dash-Reading-The-Foul-Free-Press-Vector-390603280" text:style-name="Internet_20_link" text:visited-style-name="Visited_20_Internet_20_Link"><text:span text:style-name="T2">https://www.deviantart.com/mlp-scribbles/art/Rainbow-Dash-Reading-The-Foul-Free-Press-Vector-390603280</text:span></text:a></text:p>
      <text:p text:style-name="P1"><text:a xlink:type="simple" xlink:href="https://pre00.deviantart.net/9198/th/pre/f/2013/215/0/2/rainbow_dash_reading_the_foul_free_press_vector_by_mlp_scribbles-d6gjzf4.png" text:style-name="Internet_20_link" text:visited-style-name="Visited_20_Internet_20_Link"><text:span text:style-name="T2">https://pre00.deviantart.net/9198/th/pre/f/2013/215/0/2/rainbow_dash_reading_the_foul_free_press_vector_by_mlp_scribbles-d6gjzf4.png</text:span></text:a></text:p>
      <text:p text:style-name="P1"><text:span text:style-name="T1">3) </text:span><text:a xlink:type="simple" xlink:href="https://www.deviantart.com/thefloatingtree/art/Some-Light-Reading-740939565" text:style-name="Internet_20_link" text:visited-style-name="Visited_20_Internet_20_Link"><text:span text:style-name="T2">https://www.deviantart.com/thefloatingtree/art/Some-Light-Reading-740939565</text:span></text:a></text:p>
      <text:p text:style-name="P1"><text:a xlink:type="simple" xlink:href="https://pre00.deviantart.net/1ba2/th/pre/i/2018/107/8/7/some_light_reading_by_thefloatingtree-dc94wml.png" text:style-name="Internet_20_link" text:visited-style-name="Visited_20_Internet_20_Link"><text:span text:style-name="T2">https://pre00.deviantart.net/1ba2/th/pre/i/2018/107/8/7/some_light_reading_by_thefloatingtree-dc94wml.png</text:span></text:a></text:p>
      <text:p text:style-name="P1"><text:span text:style-name="T1">4) </text:span><text:a xlink:type="simple" xlink:href="https://www.deviantart.com/zacatron94/art/LittlePip-Writing-Commission-611554659" text:style-name="Internet_20_link" text:visited-style-name="Visited_20_Internet_20_Link"><text:span text:style-name="T2">https://www.deviantart.com/zacatron94/art/LittlePip-Writing-Commission-611554659</text:span></text:a></text:p>
      <text:p text:style-name="P1"><text:soft-page-break/><text:a xlink:type="simple" xlink:href="https://pre00.deviantart.net/0df3/th/pre/f/2016/148/5/4/littlepip_writing__commission__by_zacatron94-da43qlf.png" text:style-name="Internet_20_link" text:visited-style-name="Visited_20_Internet_20_Link"><text:span text:style-name="T2">https://pre00.deviantart.net/0df3/th/pre/f/2016/148/5/4/littlepip_writing__commission__by_zacatron94-da43qlf.pn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cm" fo:margin-bottom="0cm" loext:contextual-spacing="true" fo:line-height="115%"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10-02T21:56:17.708000000</dc:date>
    <meta:editing-duration>PT3H12M47S</meta:editing-duration>
    <meta:editing-cycles>1</meta:editing-cycles>
    <meta:document-statistic meta:table-count="0" meta:image-count="0" meta:object-count="0" meta:page-count="5" meta:paragraph-count="24" meta:word-count="1826" meta:character-count="13509" meta:non-whitespace-character-count="11687"/>
  </office:meta>
</office:document-meta>
</file>